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0c0ae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fc3ee" officeooo:paragraph-rsid="000fc3ee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0c0ae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0c0ae3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fc3ee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098ff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normal" officeooo:rsid="000fc3ee" officeooo:paragraph-rsid="000fc3ee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1606b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c0ae3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0fc3ee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098ff" style:font-size-asian="14pt" style:font-weight-asian="normal" style:font-size-complex="14pt" style:font-weight-complex="normal"/>
    </style:style>
    <style:style style:name="T6" style:family="text">
      <style:text-properties officeooo:rsid="001098f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<text:tab/></text:span><text:span text:style-name="T2">Dependency </text:span><text:span text:style-name="T3">Parsing</text:span></text:p>
      <text:p text:style-name="P3"/>
      <text:p text:style-name="P1">Source: <text:a xlink:type="simple" xlink:href="https://people.ischool.berkeley.edu/~dbamman/nlp20_slides/17_dependency_parsing.pdf" text:style-name="Internet_20_link" text:visited-style-name="Visited_20_Internet_20_Link">https://people.ischool.berkeley.edu/~dbamman/nlp20_slides/17_dependency_parsing.pdf</text:a></text:p>
      <text:p text:style-name="P1"/>
      <text:p text:style-name="P2">Parsing</text:p>
      <text:list xml:id="list2144475676" text:style-name="L1">
        <text:list-item>
          <text:p text:style-name="P7">Transition-based</text:p>
          <text:list>
            <text:list-item>
              <text:p text:style-name="P5"><draw:frame draw:style-name="fr1" draw:name="Object1" text:anchor-type="as-char" svg:y="-0.152in" svg:width="0.4272in" svg:height="0.1992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4">, only projective trees</text:span></text:p>
            </text:list-item>
            <text:list-item>
              <text:p text:style-name="P7">Multiclass classification problem: predict parser’s next action from a given configuration</text:p>
            </text:list-item>
            <text:list-item>
              <text:p text:style-name="P7">Oracle used to convert tree into series of actions for parser</text:p>
            </text:list-item>
          </text:list>
        </text:list-item>
        <text:list-item>
          <text:p text:style-name="P7">Graph-based</text:p>
          <text:list>
            <text:list-item>
              <text:p text:style-name="P7"><text:s/><draw:frame draw:style-name="fr1" draw:name="Object2" text:anchor-type="as-char" svg:y="-0.172in" svg:width="0.478in" svg:height="0.2193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, for both projective/non-projective trees</text:p>
            </text:list-item>
            <text:list-item>
              <text:p text:style-name="P7">For given sentence S, find highest scoring tree among all possible trees <draw:frame draw:style-name="fr1" draw:name="Object3" text:anchor-type="as-char" svg:y="-0.1484in" svg:width="0.2602in" svg:height="0.2091in" draw:z-index="2"><draw:object xlink:href="./Object 3" xlink:type="simple" xlink:show="embed" xlink:actuate="onLoad"/><draw:image xlink:href="./ObjectReplacements/Object 3" xlink:type="simple" xlink:show="embed" xlink:actuate="onLoad"/></draw:frame><text:s/><text:span text:style-name="T6">with edges e</text:span>:<draw:frame draw:style-name="fr1" draw:name="Object5" text:anchor-type="as-char" svg:y="-0.1661in" svg:width="1.8398in" svg:height="0.3272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6">where </text:span><text:span text:style-name="T6"><draw:frame draw:style-name="fr1" draw:name="Object4" text:anchor-type="as-char" svg:y="-0.1701in" svg:width="1.7492in" svg:height="0.339in" draw:z-index="4"><draw:object xlink:href="./Object 4" xlink:type="simple" xlink:show="embed" xlink:actuate="onLoad"/><draw:image xlink:href="./ObjectReplacements/Object 4" xlink:type="simple" xlink:show="embed" xlink:actuate="onLoad"/></draw:frame></text:span></text:p>
            </text:list-item>
            <text:list-item>
              <text:p text:style-name="P6"><text:span text:style-name="T5">To find best parse, find the maximal spanning tree using Chu-Liu-Edmonds algorithm </text:span><text:span text:style-name="T5"><draw:frame draw:style-name="fr1" draw:name="Object6" text:anchor-type="as-char" svg:y="-0.172in" svg:width="0.4783in" svg:height="0.2193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    </text:list-item>
          </text:list>
        </text:list-item>
        <text:list-item>
          <text:p text:style-name="P7">Projectivity is dependence of every word between dependent and head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20:05:09.278000000</meta:creation-date>
    <dc:date>2020-11-16T14:29:15.001000000</dc:date>
    <meta:editing-duration>PT5M56S</meta:editing-duration>
    <meta:editing-cycles>4</meta:editing-cycles>
    <meta:generator>LibreOffice/7.0.3.1$Windows_X86_64 LibreOffice_project/d7547858d014d4cf69878db179d326fc3483e082</meta:generator>
    <meta:document-statistic meta:table-count="0" meta:image-count="0" meta:object-count="6" meta:page-count="1" meta:paragraph-count="12" meta:word-count="84" meta:character-count="613" meta:non-whitespace-character-count="545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

<file path=Object 3/content.xml><?xml version="1.0" encoding="utf-8"?>
<math xmlns="http://www.w3.org/1998/Math/MathML" display="block">
  <semantics>
    <msub>
      <mi>G</mi>
      <mi>S</mi>
    </msub>
    <annotation encoding="StarMath 5.0">G_S</annotation>
  </semantics>
</math>
</file>

<file path=Object 4/content.xml><?xml version="1.0" encoding="utf-8"?>
<math xmlns="http://www.w3.org/1998/Math/MathML" display="block">
  <semantics>
    <mrow>
      <mi mathvariant="italic">score</mi>
      <mrow>
        <mrow>
          <mo fence="true" stretchy="false">(</mo>
          <mrow>
            <mrow>
              <mi>t</mi>
              <mi>,</mi>
              <mi>S</mi>
            </mrow>
          </mrow>
          <mo fence="true" stretchy="false">)</mo>
        </mrow>
        <mo stretchy="false">=</mo>
        <mrow>
          <munder>
            <mo stretchy="false">∑</mo>
            <mrow>
              <mi>e</mi>
              <mo stretchy="false">∈</mo>
              <mi>t</mi>
            </mrow>
          </munder>
          <mi mathvariant="italic">score</mi>
        </mrow>
      </mrow>
      <mrow>
        <mo fence="true" stretchy="false">(</mo>
        <mrow>
          <mi>e</mi>
        </mrow>
        <mo fence="true" stretchy="false">)</mo>
      </mrow>
    </mrow>
    <annotation encoding="StarMath 5.0">score( t,S )= sum from{e in t} score( e )</annotation>
  </semantics>
</math>
</file>

<file path=Object 5/content.xml><?xml version="1.0" encoding="utf-8"?>
<math xmlns="http://www.w3.org/1998/Math/MathML" display="block">
  <semantics>
    <mrow>
      <mover accent="true">
        <mi>T</mi>
        <mo stretchy="false">^</mo>
      </mover>
      <mrow>
        <mrow>
          <mo fence="true" stretchy="false">(</mo>
          <mrow>
            <mi>S</mi>
          </mrow>
          <mo fence="true" stretchy="false">)</mo>
        </mrow>
        <mo stretchy="false">=</mo>
        <mi mathvariant="italic">arg</mi>
      </mrow>
      <munder>
        <mi mathvariant="italic">max</mi>
        <mrow>
          <mi>t</mi>
          <mo stretchy="false">∈</mo>
          <msub>
            <mi>G</mi>
            <mi>S</mi>
          </msub>
        </mrow>
      </munder>
      <mrow>
        <mi mathvariant="italic">score</mi>
        <mrow>
          <mo fence="true" stretchy="false">(</mo>
          <mrow>
            <mrow>
              <mi>t</mi>
              <mi>,</mi>
              <mi>S</mi>
            </mrow>
          </mrow>
          <mo fence="true" stretchy="false">)</mo>
        </mrow>
      </mrow>
    </mrow>
    <annotation encoding="StarMath 5.0">hat T ( S )=arg max csub{ t in G_S  } {score(t,S)}</annotation>
  </semantics>
</math>
</file>

<file path=Object 6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3</mn>
          </msup>
        </mrow>
        <mo fence="true" stretchy="false">)</mo>
      </mrow>
    </mrow>
    <annotation encoding="StarMath 5.0">O( n^3 )</annotation>
  </semantics>
</math>
</file>